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Proxima Nova" svg:font-family="'Proxima Nova', apple-system, 'Helvetica Neue', Helvetica, Roboto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33333" style:font-name="Proxima Nova" fo:font-size="18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666666" style:font-name="Proxima Nova" fo:font-size="1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escripción</text:h>
      <text:section text:style-name="Sect1" text:name="description-includes">
        <text:p text:style-name="P2"><text:span text:style-name="T1">Estimado Cliente: SOMOS MACZANAPPLE STORE<text:line-break/>Dirección: Waldo Silva 2275, Santiago, esquina placer (sebastian)OFERTA PRECIO CONTADO : EFECTIVO O TRANSFERENCIA $549.900<text:line-break/><text:line-break/>PRODUCTO Y MODELO ESPECIFICO ========&gt;&gt;&gt;&gt;&gt; Macbook Pro 13.3 I5 2.5ghz 8gb 512gb SSD + 1 TERA HDD INTERNO, MD101CI/A , Nº MODEL A1278, FABRICACION AÑO 2016.<text:line-break/><text:line-break/>OFERTA PRECIO CONTADO : EFECTIVO O TRANSFERENCIA $549.900<text:line-break/><text:line-break/>PRODUCTO SOLO USO DE EXHIBICION DETRAS DE VITRINA, NO MANIPULADO POR CLIENTES ¨¨ CON 12 MESES DE GARANTIA A TODA PRUEBA , SE ENTREGA CON RESPALDO Y BOLETA DE COMPRA CON CARGADOR ORIGINAL Y ACCESORIOS DE FABRICA <text:line-break/><text:line-break/>!!!!! BATERIA NUEVA RECIEN INSTALADA CON 1 CICLO DE CARGA !!!!!<text:line-break/><text:line-break/>¡¡¡ ADEMAS INCLUYE DE REGALO 30 MIL PESOS EN ACCESORIOS , CARCAZA EN COLOR A ELECCION , CUBRE TECLADO , Y DOS DISCOS DUROS INTERNOS (512GB SSD + 1 TERA HDD)<text:line-break/><text:line-break/>'!!!! BATERIA NUEVA RECIEN INSTALADA CON 1 CICLO DE CARGA !!!!!<text:line-break/><text:line-break/><text:line-break/>MACBOOK PRO 13.3 PULGADAS , MODELO MD101CI/A , Nº MODEL A1278, FABRICACION AÑO 2016<text:line-break/><text:line-break/><text:line-break/>!!!!! BATERIA NUEVA RECIEN INSTALADA CON 1 CICLO DE CARGA !!!!!<text:line-break/><text:line-break/>* Pantalla con Retroiluminacion por LED de 13,3 pulgadas (en diagonal) con tecnología IPS; 1280 por 800 pixeles.<text:line-break/><text:line-break/>* Procesador Intel Core I5 Doble Núcleo a 2,5 GHz con cache L3 de 6 MB (en Turbo boost alcanza 3.1 GHz de Velocidad y Potencia.<text:line-break/><text:line-break/>* 8 GB de memoria DDR RAM a 1600 MHz ( Memoria Ram de Ultima </text:span><text:soft-page-break/><text:span text:style-name="T1">tecnología y la mas potente del Mercado).<text:line-break/><text:line-break/>* Almacenamiento SSD de 512 GB DISCO ESTADO SOLIDO 15 VECES MAS RAPIDO , VELOZ Y POTENTE QUE UN HDD + 1 TERA HDD ( AMBOS DISCOS INTERNOS , ALMACENAMIENTO TOTAL ( 1.512GB )<text:line-break/><text:line-break/>SIN LECTOR DVD , REMPLAZADO POR DISCO 1 TERA HDD<text:line-break/><text:line-break/>* Intel HD Graphics 4000 de 1.5 GB ( Potente tarjeta Gráfica , ideal , para Audio Video , Musica , juegos y Fotografía )<text:line-break/><text:line-break/>* Teclado Español con Retroiluminacion y sensor de luz ambiental (hará tu Trabajo y Entretención Nocturna mucho mas fácil y Elegante).<text:line-break/><text:line-break/>* WI-FI 802.11ac y Bluetooth 4.2 (La máxima potencia y velocidad en Navegación Inalámbrica y Transmisión de datos sin Cables).<text:line-break/><text:line-break/>* Puertos y Conexiones: 2 Usb 3.0, 1 puertos Thunderbolt, Puerto Firewire ( 800 ) , Lector de tarjetas, Salida de Sonido, (puerto Jack Audio), puerto de Red. ( Para internet por cable a parte de Wi- Fi )<text:line-break/><text:line-break/>* Sistema Operativo Mac OS Sierra ( Instalación de Fabrica Apple Inc. incluye todos los programas y Aplicaciones de Fabrica; iTunes , AppleStore<text:line-break/><text:line-break/>* Dimensiones 325 x 227 x 24 mm.; Peso 2,06 Kilogramos.<text:line-break/><text:line-break/>* Batería Hasta 7 horas de navegación, Hasta 7 horas de reproducción de vídeo en iTunes, Hasta 30 días en standby.<text:line-break/><text:line-break/>*Incluye<text:line-break/>- MacBook Pro de 13.3 pulgadas<text:line-break/>- Cargador MagSafe de 60 W<text:line-break/>- Cable de Extension y Adaptador de Corriente<text:line-break/><text:line-break/>EQUIPO POTENCIADO CON DISCO DE ESTADO SOLIDO DE 512GB , 15 VECES MAS RAPIDO QUE EL DISCO NORMAL QUE VIENE DE FABRICA DE 500GB HDD<text:line-break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Proxima Nova" svg:font-family="'Proxima Nova', apple-system, 'Helvetica Neue', Helvetica, Roboto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1-20T22:23:43.49</meta:creation-date>
    <dc:date>2019-01-20T23:45:19.91</dc:date>
    <dc:creator>Máximo Meza</dc:creator>
    <meta:editing-duration>PT16M26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2" meta:paragraph-count="2" meta:word-count="486" meta:character-count="2770"/>
  </office:meta>
</office:document-meta>
</file>